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5.8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08cm" fo:min-width="2.016cm"/>
    </style:style>
    <style:style style:name="gr3" style:family="graphic" style:parent-style-name="standard">
      <style:graphic-properties svg:stroke-color="#000000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65cm" fo:min-width="2.294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width="0.102cm" svg:stroke-color="#000000" draw:marker-start-width="0.509cm" draw:marker-end-width="0.509cm" draw:stroke-linejoin="round" svg:stroke-linecap="butt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35cm" svg:height="2.286cm" svg:x="7.223cm" svg:y="4.905cm">
          <text:p text:style-name="P1">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56cm" svg:height="1.778cm" svg:x="1cm" svg:y="3.127cm">
          <text:p text:style-name="P1">User_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3.556cm" svg:height="1.778cm" svg:x="17.004cm" svg:y="25.147cm">
          <text:p text:style-name="P1">Tit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556cm" svg:height="1.778cm" svg:x="1.127cm" svg:y="11.795cm">
          <text:p text:style-name="P1">Playlist_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56cm" svg:height="1.778cm" svg:x="17.002cm" svg:y="3cm">
          <text:p text:style-name="P1">User_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556cm" svg:height="1.778cm" svg:x="8.625cm" svg:y="1cm">
          <text:p text:style-name="P1">Passwor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3.556cm" svg:height="1.778cm" svg:x="17.01cm" svg:y="18.272cm">
          <text:p text:style-name="P1">Track_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556cm" svg:y1="4.016cm" svg:x2="7.223cm" svg:y2="6.048cm" draw:end-shape="id1" svg:d="M4556 4016l2667 2032" svg:viewBox="0 0 2668 2033">
          <text:p/>
        </draw:connector>
        <draw:connector draw:style-name="gr3" draw:text-style-name="P2" draw:layer="layout" draw:type="line" svg:x1="17.002cm" svg:y1="3.889cm" svg:x2="13.573cm" svg:y2="6.048cm" draw:end-shape="id1" draw:end-glue-point="1" svg:d="M17002 3889l-3429 2159" svg:viewBox="0 0 3430 2160">
          <text:p/>
        </draw:connector>
        <draw:connector draw:style-name="gr3" draw:text-style-name="P2" draw:layer="layout" svg:x1="10.403cm" svg:y1="2.778cm" svg:x2="10.398cm" svg:y2="4.905cm" draw:start-shape="id2" draw:start-glue-point="8" draw:end-shape="id1" draw:end-glue-point="0" svg:d="M10403 2778v1064h-5v1063" svg:viewBox="0 0 6 2128">
          <text:p/>
        </draw:connector>
        <draw:custom-shape draw:style-name="gr4" draw:text-style-name="P2" xml:id="id3" draw:id="id3" draw:layer="layout" svg:width="5.588cm" svg:height="3.429cm" svg:x="7.604cm" svg:y="8.874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0.398cm" svg:y1="7.191cm" svg:x2="10.398cm" svg:y2="8.874cm" draw:start-shape="id1" draw:start-glue-point="2" draw:end-shape="id3" draw:end-glue-point="4" svg:d="M10398 7191v1683" svg:viewBox="0 0 1 1684">
          <text:p/>
        </draw:connector>
        <draw:custom-shape draw:style-name="gr1" draw:text-style-name="P2" xml:id="id4" draw:id="id4" draw:layer="layout" svg:width="6.35cm" svg:height="2.286cm" svg:x="7.218cm" svg:y="13.506cm">
          <text:p text:style-name="P1">Playlis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398cm" svg:y1="12.303cm" svg:x2="10.393cm" svg:y2="13.506cm" draw:start-shape="id3" draw:start-glue-point="6" draw:end-shape="id4" svg:d="M10398 12303v602h-5v601" svg:viewBox="0 0 6 1204">
          <text:p/>
        </draw:connector>
        <draw:connector draw:style-name="gr5" draw:text-style-name="P1" draw:layer="layout" draw:type="line" svg:x1="4.683cm" svg:y1="12.684cm" svg:x2="7.218cm" svg:y2="14.649cm" draw:start-shape="id5" draw:start-glue-point="10" draw:end-shape="id4" draw:end-glue-point="3" svg:d="M4683 12684l2535 1965" svg:viewBox="0 0 2536 1966">
          <text:p/>
        </draw:connector>
        <draw:custom-shape draw:style-name="gr2" draw:text-style-name="P2" draw:layer="layout" svg:width="3.556cm" svg:height="1.778cm" svg:x="17.003cm" svg:y="12cm">
          <text:p text:style-name="P1">Playlist_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003cm" svg:y1="12.889cm" svg:x2="13.568cm" svg:y2="14.649cm" draw:end-shape="id4" draw:end-glue-point="1" svg:d="M17003 12889l-3435 1760" svg:viewBox="0 0 3436 1761">
          <text:p/>
        </draw:connector>
        <draw:custom-shape draw:style-name="gr4" draw:text-style-name="P2" xml:id="id6" draw:id="id6" draw:layer="layout" svg:width="5.588cm" svg:height="3.429cm" svg:x="7.605cm" svg:y="16.874cm">
          <text:p text:style-name="P1">Includ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0.393cm" svg:y1="15.792cm" svg:x2="10.399cm" svg:y2="16.874cm" draw:start-shape="id4" draw:start-glue-point="2" draw:end-shape="id6" draw:end-glue-point="4" svg:d="M10393 15792v541h6v541" svg:viewBox="0 0 7 1083">
          <text:p/>
        </draw:connector>
        <draw:custom-shape draw:style-name="gr1" draw:text-style-name="P2" xml:id="id7" draw:id="id7" draw:layer="layout" svg:width="6.35cm" svg:height="2.286cm" svg:x="7.218cm" svg:y="21.482cm">
          <text:p text:style-name="P1">Track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398cm" svg:y1="20.279cm" svg:x2="10.393cm" svg:y2="21.482cm" draw:end-shape="id7" svg:d="M10398 20279v351h-5v852" svg:viewBox="0 0 6 1204">
          <text:p/>
        </draw:connector>
        <draw:custom-shape draw:style-name="gr2" draw:text-style-name="P2" xml:id="id9" draw:id="id9" draw:layer="layout" svg:width="3.556cm" svg:height="1.778cm" svg:x="1.005cm" svg:y="25.113cm">
          <text:p text:style-name="P1">Tit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3.556cm" svg:height="1.778cm" svg:x="0.996cm" svg:y="18.273cm">
          <text:p text:style-name="P1">Track_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4.032cm" svg:y1="19.791cm" svg:x2="7.218cm" svg:y2="22.625cm" draw:start-shape="id8" draw:start-glue-point="9" draw:end-shape="id7" draw:end-glue-point="3" svg:d="M4032 19791l3186 2834" svg:viewBox="0 0 3187 2835">
          <text:p/>
        </draw:connector>
        <draw:connector draw:style-name="gr5" draw:text-style-name="P1" draw:layer="layout" draw:type="line" svg:x1="4.041cm" svg:y1="25.373cm" svg:x2="7.218cm" svg:y2="22.625cm" draw:start-shape="id9" draw:start-glue-point="11" draw:end-shape="id7" draw:end-glue-point="3" svg:d="M4041 25373l3177-2748" svg:viewBox="0 0 3178 2749">
          <text:p/>
        </draw:connector>
        <draw:connector draw:style-name="gr5" draw:text-style-name="P1" draw:layer="layout" draw:type="line" svg:x1="17.01cm" svg:y1="19.161cm" svg:x2="13.568cm" svg:y2="22.625cm" draw:start-shape="id10" draw:start-glue-point="6" draw:end-shape="id7" svg:d="M17010 19161l-3442 3464" svg:viewBox="0 0 3443 3465">
          <text:p/>
        </draw:connector>
        <draw:connector draw:style-name="gr5" draw:text-style-name="P1" draw:layer="layout" draw:type="line" svg:x1="17.004cm" svg:y1="26.036cm" svg:x2="13.568cm" svg:y2="22.625cm" draw:start-shape="id11" draw:start-glue-point="6" draw:end-shape="id7" draw:end-glue-point="1" svg:d="M17004 26036l-3436-3411" svg:viewBox="0 0 3437 3412">
          <text:p/>
        </draw:connector>
        <draw:frame draw:style-name="gr7" draw:text-style-name="P3" draw:layer="layout" svg:width="0.762cm" svg:height="0.889cm" svg:x="10.525cm" svg:y="7.35cm">
          <draw:text-box>
            <text:p>1</text:p>
          </draw:text-box>
        </draw:frame>
        <draw:frame draw:style-name="gr7" draw:text-style-name="P3" draw:layer="layout" svg:width="1.016cm" svg:height="0.889cm" svg:x="10.525cm" svg:y="12.526cm">
          <draw:text-box>
            <text:p>n</text:p>
          </draw:text-box>
        </draw:frame>
        <draw:frame draw:style-name="gr7" draw:text-style-name="P3" draw:layer="layout" svg:width="1.016cm" svg:height="0.889cm" svg:x="10.525cm" svg:y="15.667cm">
          <draw:text-box>
            <text:p>1</text:p>
          </draw:text-box>
        </draw:frame>
        <draw:frame draw:style-name="gr7" draw:text-style-name="P3" draw:layer="layout" svg:width="1.016cm" svg:height="0.889cm" svg:x="10.525cm" svg:y="20.668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FreeSerif" fo:font-size="24pt" fo:language="en" fo:country="US" style:font-name-asian="FreeSans1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fo:font-size="15pt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1:27:42.368970835</meta:creation-date>
    <dc:date>2017-11-20T11:40:50.014828821</dc:date>
    <meta:editing-duration>PT23M27S</meta:editing-duration>
    <meta:editing-cycles>6</meta:editing-cycles>
    <meta:generator>LibreOffice/5.4.2.2.0$Linux_X86_64 LibreOffice_project/40m0$Build-2</meta:generator>
    <meta:document-statistic meta:object-count="31"/>
  </office:meta>
</office:document-meta>
</file>